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"/>
  <manifest:file-entry manifest:media-type="" manifest:full-path="Object 1/statusbar/"/>
  <manifest:file-entry manifest:media-type="" manifest:full-path="Object 1/floater/"/>
  <manifest:file-entry manifest:media-type="" manifest:full-path="Object 1/popupmenu/"/>
  <manifest:file-entry manifest:media-type="text/xml" manifest:full-path="Object 1/content.xml"/>
  <manifest:file-entry manifest:media-type="" manifest:full-path="Object 1/progressbar/"/>
  <manifest:file-entry manifest:media-type="text/xml" manifest:full-path="Object 1/styles.xml"/>
  <manifest:file-entry manifest:media-type="" manifest:full-path="Object 1/menubar/"/>
  <manifest:file-entry manifest:media-type="" manifest:full-path="Object 1/toolbar/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5c819"/>
    </style:style>
    <style:style style:name="P2" style:family="paragraph" style:parent-style-name="Standard">
      <style:text-properties officeooo:rsid="0005c819" officeooo:paragraph-rsid="0008e29f"/>
    </style:style>
    <style:style style:name="P3" style:family="paragraph" style:parent-style-name="Standard">
      <style:text-properties officeooo:rsid="0008e29f"/>
    </style:style>
    <style:style style:name="P4" style:family="paragraph" style:parent-style-name="Standard">
      <style:text-properties officeooo:rsid="0008e29f" officeooo:paragraph-rsid="0008e29f"/>
    </style:style>
    <style:style style:name="T1" style:family="text">
      <style:text-properties officeooo:rsid="0005c819"/>
    </style:style>
    <style:style style:name="T2" style:family="text">
      <style:text-properties officeooo:rsid="0008e29f"/>
    </style:style>
    <style:style style:name="T3" style:family="text">
      <style:text-properties officeooo:rsid="000adbd9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/text:p>
      <text:p text:style-name="Standard"><text:tab/><text:span text:style-name="T1">Antonio Gonzalez</text:span></text:p>
      <text:p text:style-name="P1"><text:tab/>CSC 330: Data Structures</text:p>
      <text:p text:style-name="P1"><text:tab/><text:span text:style-name="T2">Lab#3</text:span></text:p>
      <text:p text:style-name="P1"><text:tab/><text:span text:style-name="T2">files: String.h, String.cpp, String_test.cpp</text:span></text:p>
      <text:p text:style-name="P3"/>
      <text:p text:style-name="P1"><text:tab/>This <text:span text:style-name="T2">lab consists of a basic implementation of the string class. The functionality is limited,</text:span></text:p>
      <text:p text:style-name="P3"><text:tab/>but it is enough to teach the core concepts as well as the underlaying design of <text:span text:style-name="T3">the string </text:span></text:p>
      <text:p text:style-name="P3"><text:span text:style-name="T3"><text:tab/>class.</text:span></text:p>
      <text:p text:style-name="P3"><text:tab/></text:p>
      <text:p text:style-name="P1"/>
      <text:p text:style-name="P2"><text:tab/></text:p>
      <text:p text:style-name="P2"><draw:frame draw:style-name="fr1" draw:name="Object1" text:anchor-type="paragraph" svg:width="5.1811in" svg:height="3.7453in" draw:z-index="0"><draw:object xlink:href="./Object 1" xlink:type="simple" xlink:show="embed" xlink:actuate="onLoad"/><draw:image xlink:href="./ObjectReplacements/Object 1" xlink:type="simple" xlink:show="embed" xlink:actuate="onLoad"/></draw:frame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ser </meta:initial-creator>
    <meta:creation-date>2012-02-02T08:50:42</meta:creation-date>
    <dc:date>2012-02-04T19:05:34</dc:date>
    <dc:creator>user </dc:creator>
    <meta:editing-duration>PT00H20M29S</meta:editing-duration>
    <meta:editing-cycles>3</meta:editing-cycles>
    <meta:generator>OpenOffice.org/3.2$Linux OpenOffice.org_project/320m19$Build-9505</meta:generator>
    <meta:document-statistic meta:table-count="0" meta:image-count="0" meta:object-count="1" meta:page-count="1" meta:paragraph-count="12" meta:word-count="45" meta:character-count="29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201in"/>
    </style:style>
    <style:style style:name="co3" style:family="table-column">
      <style:table-column-properties fo:break-before="auto" style:column-width="1.5902in"/>
    </style:style>
    <style:style style:name="co4" style:family="table-column">
      <style:table-column-properties fo:break-before="auto" style:column-width="1.4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 fo:padding-bottom="0.0193in" fo:padding-left="0.0138in" fo:padding-right="0.0138in" fo:padding-top="0.0193in" style:vertical-align="middle"/>
    </style:style>
    <style:style style:name="ce3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row table:style-name="ro1" table:number-rows-repeated="3">
          <table:table-cell/>
          <table:table-cell table:style-name="Default" table:number-columns-repeated="3"/>
        </table:table-row>
        <table:table-row table:style-name="ro2">
          <table:table-cell/>
          <table:table-cell table:style-name="ce1" office:value-type="string">
            <text:p>Function</text:p>
          </table:table-cell>
          <table:table-cell table:style-name="ce1" office:value-type="string">
            <text:p>Time Complexity</text:p>
          </table:table-cell>
          <table:table-cell table:style-name="ce1" office:value-type="string">
            <text:p>Storage Complexity</text:p>
          </table:table-cell>
        </table:table-row>
        <table:table-row table:style-name="ro3">
          <table:table-cell/>
          <table:table-cell office:value-type="string">
            <text:p>main()</text:p>
          </table:table-cell>
          <table:table-cell/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String::String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String::String(const String&amp;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String::String( const char*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String::~String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String::strlen( const char*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String::length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String::operator=( const char*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String::operator=(const String&amp;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String::operator==(const String&amp;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String::operator==(const char*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String::operator[]( int 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String::operator+=(const char*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String::strcpy( char*, char*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4">02/04/2012</text:date>, <text:time>18:59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